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Text_20_body">
      <style:text-properties fo:font-size="14pt" style:font-size-asian="14pt" style:font-size-complex="14pt"/>
    </style:style>
    <style:style style:name="T1" style:family="text">
      <style:text-properties fo:font-size="11.25pt"/>
    </style:style>
    <style:style style:name="T2" style:family="text">
      <style:text-properties style:font-size-asian="11.2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VM提供了3种类加载器： BootstrapClassLoader、 ExtClassLoader、 AppClassLoader分别加载Java核心类库、扩展类库以及应用的类路径( CLASSPATH)下的类库。JVM通过双亲委派模型进行类的加载，我们也可以通过继承 java.lang.classloader实现自己的类加载器。</text:p>
      <text:p text:style-name="P2"/>
      <text:p text:style-name="P2">何为双亲委派模型？当一个类加载器收到类加载任务时，会先交给自己的父加载器去完成，因此最终加载任务都会传递到最顶层的BootstrapClassLoader，只有当父加载器无法完成加载任务时，才会尝试自己来加载。</text:p>
      <text:p text:style-name="P2"/>
      <text:p text:style-name="P2">采用双亲委派模型的一个好处是保证使用不同类加载器最终得到的都是同一个对象，这样就可以保证Java 核心库的类型安全，比如，加载位于rt.jar包中的 java.lang.Object类，不管是哪个加载器加载这个类，最终都是委托给顶层的BootstrapClassLoader来加载的，这样就可以保证任何的类加载器最终得到的都是同样一个Object对象</text:p>
      <text:p text:style-name="P1"/>
      <text:p text:style-name="P1">强烈推荐使用logback-spring.xml作为文件名，因为logback.xml加载太早。</text:p>
      <text:p text:style-name="P1">日志：</text:p>
      <text:p text:style-name="P1">https://mp.weixin.qq.com/s?__biz=MzI3ODcxMzQzMw==&amp;mid=2247484653&amp;idx=1&amp;sn=8a71809471fe69b1fc3b8dec44ed1498&amp;scene=21#wechat_redi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5:15:27.559567497</meta:creation-date>
    <dc:date>2019-05-16T16:35:38.920745023</dc:date>
    <meta:editing-duration>PT1H10M1S</meta:editing-duration>
    <meta:editing-cycles>1</meta:editing-cycles>
    <meta:generator>LibreOffice/6.0.6.2$Linux_X86_64 LibreOffice_project/00m0$Build-2</meta:generator>
    <meta:document-statistic meta:table-count="0" meta:image-count="0" meta:object-count="0" meta:page-count="1" meta:paragraph-count="6" meta:word-count="318" meta:character-count="629" meta:non-whitespace-character-count="622"/>
  </office:meta>
</office:document-meta>
</file>